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Times New Roman" officeooo:rsid="001e17e7" officeooo:paragraph-rsid="001e17e7"/>
    </style:style>
    <style:style style:name="P2" style:family="paragraph" style:parent-style-name="Standard">
      <style:paragraph-properties fo:line-height="150%" fo:text-align="justify" style:justify-single-word="false"/>
      <style:text-properties style:font-name="Times New Roman" officeooo:rsid="001ff1aa" officeooo:paragraph-rsid="00269c2c"/>
    </style:style>
    <style:style style:name="P3" style:family="paragraph" style:parent-style-name="Standard">
      <style:paragraph-properties fo:line-height="150%" fo:text-align="justify" style:justify-single-word="false"/>
      <style:text-properties style:font-name="Times New Roman" officeooo:rsid="002a7ed4" officeooo:paragraph-rsid="002a7ed4"/>
    </style:style>
    <style:style style:name="P4" style:family="paragraph" style:parent-style-name="Standard">
      <style:paragraph-properties fo:line-height="150%" fo:text-align="justify" style:justify-single-word="false"/>
      <style:text-properties style:font-name="Times New Roman" officeooo:rsid="002a7ed4" officeooo:paragraph-rsid="002af823"/>
    </style:style>
    <style:style style:name="P5" style:family="paragraph" style:parent-style-name="Standard">
      <style:paragraph-properties fo:line-height="150%" fo:text-align="justify" style:justify-single-word="false"/>
      <style:text-properties style:font-name="Times New Roman" officeooo:rsid="002a7ed4" officeooo:paragraph-rsid="002e24cc"/>
    </style:style>
    <style:style style:name="P6" style:family="paragraph" style:parent-style-name="Standard" style:master-page-name="">
      <loext:graphic-properties draw:fill="none"/>
      <style:paragraph-properties fo:margin-left="4.001cm" fo:margin-right="0cm" fo:line-height="150%" fo:text-align="justify" style:justify-single-word="false" fo:text-indent="0cm" style:auto-text-indent="false" style:page-number="auto" fo:background-color="transparent"/>
      <style:text-properties style:font-name="Times New Roman" officeooo:rsid="002a7ed4" officeooo:paragraph-rsid="003671a8"/>
    </style:style>
    <style:style style:name="P7" style:family="paragraph" style:parent-style-name="Standard" style:master-page-name="">
      <loext:graphic-properties draw:fill="none"/>
      <style:paragraph-properties fo:margin-left="4.001cm" fo:margin-right="0cm" fo:line-height="150%" fo:text-align="justify" style:justify-single-word="false" fo:text-indent="0cm" style:auto-text-indent="false" style:page-number="auto" fo:background-color="transparent"/>
      <style:text-properties style:font-name="Times New Roman" officeooo:rsid="002a7ed4" officeooo:paragraph-rsid="0043a345"/>
    </style:style>
    <style:style style:name="P8"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Times New Roman" officeooo:rsid="002a7ed4" officeooo:paragraph-rsid="003671a8"/>
    </style:style>
    <style:style style:name="P9"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Times New Roman" officeooo:rsid="002a7ed4" officeooo:paragraph-rsid="004a2785"/>
    </style:style>
    <style:style style:name="P1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officeooo:rsid="002a7ed4" officeooo:paragraph-rsid="004a2785"/>
    </style:style>
    <style:style style:name="P1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officeooo:rsid="0056ab95" officeooo:paragraph-rsid="0056ab95"/>
    </style:style>
    <style:style style:name="P12" style:family="paragraph" style:parent-style-name="Footnote">
      <style:text-properties officeooo:rsid="00843aa4" officeooo:paragraph-rsid="00843aa4"/>
    </style:style>
    <style:style style:name="P13" style:family="paragraph" style:parent-style-name="Footnote">
      <style:text-properties officeooo:rsid="00b81953" officeooo:paragraph-rsid="00b81953"/>
    </style:style>
    <style:style style:name="P1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49b711" officeooo:paragraph-rsid="0043a345" style:font-size-asian="10.5pt" style:font-style-asian="normal" style:font-size-complex="12pt" style:font-style-complex="normal"/>
    </style:style>
    <style:style style:name="P1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7410bf" style:font-size-asian="10.5pt" style:font-style-asian="normal" style:font-size-complex="12pt" style:font-style-complex="normal"/>
    </style:style>
    <style:style style:name="P1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7cc0c3" style:font-size-asian="10.5pt" style:font-style-asian="normal" style:font-size-complex="12pt" style:font-style-complex="normal"/>
    </style:style>
    <style:style style:name="P1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7e0c34" style:font-size-asian="10.5pt" style:font-style-asian="normal" style:font-size-complex="12pt" style:font-style-complex="normal"/>
    </style:style>
    <style:style style:name="P1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7e3554" style:font-size-asian="10.5pt" style:font-style-asian="normal" style:font-size-complex="12pt" style:font-style-complex="normal"/>
    </style:style>
    <style:style style:name="P1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7f9ea7" style:font-size-asian="10.5pt" style:font-style-asian="normal" style:font-size-complex="12pt" style:font-style-complex="normal"/>
    </style:style>
    <style:style style:name="P2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9766cf" style:font-size-asian="10.5pt" style:font-style-asian="normal" style:font-size-complex="12pt" style:font-style-complex="normal"/>
    </style:style>
    <style:style style:name="P2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99c560" style:font-size-asian="10.5pt" style:font-style-asian="normal" style:font-size-complex="12pt" style:font-style-complex="normal"/>
    </style:style>
    <style:style style:name="P2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9a9d5a" style:font-size-asian="10.5pt" style:font-style-asian="normal" style:font-size-complex="12pt" style:font-style-complex="normal"/>
    </style:style>
    <style:style style:name="P2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a968d5" style:font-size-asian="10.5pt" style:font-style-asian="normal" style:font-size-complex="12pt" style:font-style-complex="normal"/>
    </style:style>
    <style:style style:name="P2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ae68a1" style:font-size-asian="10.5pt" style:font-style-asian="normal" style:font-size-complex="12pt" style:font-style-complex="normal"/>
    </style:style>
    <style:style style:name="P2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b15d9d" style:font-size-asian="10.5pt" style:font-style-asian="normal" style:font-size-complex="12pt" style:font-style-complex="normal"/>
    </style:style>
    <style:style style:name="P2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b876df" style:font-size-asian="10.5pt" style:font-style-asian="normal" style:font-size-complex="12pt" style:font-style-complex="normal"/>
    </style:style>
    <style:style style:name="P2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b9b057" style:font-size-asian="10.5pt" style:font-style-asian="normal" style:font-size-complex="12pt" style:font-style-complex="normal"/>
    </style:style>
    <style:style style:name="P2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c78e53" style:font-size-asian="10.5pt" style:font-style-asian="normal" style:font-size-complex="12pt" style:font-style-complex="normal"/>
    </style:style>
    <style:style style:name="P2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c80824" style:font-size-asian="10.5pt" style:font-style-asian="normal" style:font-size-complex="12pt" style:font-style-complex="normal"/>
    </style:style>
    <style:style style:name="P3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d1b7a0" style:font-size-asian="10.5pt" style:font-style-asian="normal" style:font-size-complex="12pt" style:font-style-complex="normal"/>
    </style:style>
    <style:style style:name="P3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d28b52" style:font-size-asian="10.5pt" style:font-style-asian="normal" style:font-size-complex="12pt" style:font-style-complex="normal"/>
    </style:style>
    <style:style style:name="P3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d5ab12" style:font-size-asian="10.5pt" style:font-style-asian="normal" style:font-size-complex="12pt" style:font-style-complex="normal"/>
    </style:style>
    <style:style style:name="P3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d816b0" style:font-size-asian="10.5pt" style:font-style-asian="normal" style:font-size-complex="12pt" style:font-style-complex="normal"/>
    </style:style>
    <style:style style:name="P3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d8a89d" style:font-size-asian="10.5pt" style:font-style-asian="normal" style:font-size-complex="12pt" style:font-style-complex="normal"/>
    </style:style>
    <style:style style:name="P3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825735" officeooo:paragraph-rsid="00825735" style:font-size-asian="10.5pt" style:font-style-asian="normal" style:font-size-complex="12pt" style:font-style-complex="normal"/>
    </style:style>
    <style:style style:name="P3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825735" officeooo:paragraph-rsid="0083ec18" style:font-size-asian="10.5pt" style:font-style-asian="normal" style:font-size-complex="12pt" style:font-style-complex="normal"/>
    </style:style>
    <style:style style:name="P3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825735" officeooo:paragraph-rsid="008444be" style:font-size-asian="10.5pt" style:font-style-asian="normal" style:font-size-complex="12pt" style:font-style-complex="normal"/>
    </style:style>
    <style:style style:name="P3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825735" officeooo:paragraph-rsid="00ab15d9" style:font-size-asian="10.5pt" style:font-style-asian="normal" style:font-size-complex="12pt" style:font-style-complex="normal"/>
    </style:style>
    <style:style style:name="P3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officeooo:rsid="002a7ed4" officeooo:paragraph-rsid="006cbfbd"/>
    </style:style>
    <style:style style:name="P4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officeooo:rsid="002a7ed4" officeooo:paragraph-rsid="006e3b22"/>
    </style:style>
    <style:style style:name="P4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officeooo:rsid="0056ab95" officeooo:paragraph-rsid="0056ab95"/>
    </style:style>
    <style:style style:name="P4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officeooo:rsid="0056ab95" officeooo:paragraph-rsid="00d9b3d7"/>
    </style:style>
    <style:style style:name="P4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officeooo:rsid="00da1d3d" officeooo:paragraph-rsid="00da1d3d"/>
    </style:style>
    <style:style style:name="P4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officeooo:rsid="00da1d3d" officeooo:paragraph-rsid="00deb5f7"/>
    </style:style>
    <style:style style:name="P4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officeooo:rsid="00da1d3d" officeooo:paragraph-rsid="00dfd63f"/>
    </style:style>
    <style:style style:name="P4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officeooo:rsid="00da1d3d" officeooo:paragraph-rsid="00e79897"/>
    </style:style>
    <style:style style:name="P4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officeooo:rsid="00da1d3d" officeooo:paragraph-rsid="00e7a534"/>
    </style:style>
    <style:style style:name="P4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officeooo:rsid="003b9644" officeooo:paragraph-rsid="00dc13d1"/>
    </style:style>
    <style:style style:name="P4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officeooo:rsid="004a2785" officeooo:paragraph-rsid="00dc13d1"/>
    </style:style>
    <style:style style:name="P5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officeooo:rsid="0034316f" officeooo:paragraph-rsid="00dc13d1"/>
    </style:style>
    <style:style style:name="P51" style:family="paragraph" style:parent-style-name="Standard">
      <style:paragraph-properties fo:line-height="150%" fo:text-align="justify" style:justify-single-word="false"/>
      <style:text-properties style:font-name="Times New Roman" officeooo:rsid="002c096d" officeooo:paragraph-rsid="002e24cc"/>
    </style:style>
    <style:style style:name="P52" style:family="paragraph" style:parent-style-name="Standard">
      <style:paragraph-properties fo:line-height="150%" fo:text-align="justify" style:justify-single-word="false"/>
      <style:text-properties style:font-name="Times New Roman" officeooo:rsid="004a2785" officeooo:paragraph-rsid="00dc13d1"/>
    </style:style>
    <style:style style:name="P53" style:family="paragraph" style:parent-style-name="Standard">
      <style:paragraph-properties fo:line-height="150%" fo:text-align="justify" style:justify-single-word="false"/>
      <style:text-properties style:font-name="Times New Roman" officeooo:rsid="00722cfa" officeooo:paragraph-rsid="00dc13d1"/>
    </style:style>
    <style:style style:name="P54" style:family="paragraph" style:parent-style-name="Standard">
      <style:paragraph-properties fo:line-height="150%" fo:text-align="justify" style:justify-single-word="false"/>
      <style:text-properties style:font-name="Times New Roman" officeooo:rsid="00807a55" officeooo:paragraph-rsid="00dc13d1"/>
    </style:style>
    <style:style style:name="P55" style:family="paragraph" style:parent-style-name="Standard">
      <style:paragraph-properties fo:line-height="150%" fo:text-align="justify" style:justify-single-word="false"/>
      <style:text-properties style:font-name="Times New Roman" officeooo:rsid="009a9d5a" officeooo:paragraph-rsid="00dc13d1"/>
    </style:style>
    <style:style style:name="P56" style:family="paragraph" style:parent-style-name="Standard">
      <style:paragraph-properties fo:line-height="150%" fo:text-align="justify" style:justify-single-word="false"/>
      <style:text-properties style:font-name="Times New Roman" officeooo:rsid="0041133d" officeooo:paragraph-rsid="0041133d"/>
    </style:style>
    <style:style style:name="P57" style:family="paragraph" style:parent-style-name="Standard">
      <style:paragraph-properties fo:line-height="150%" fo:text-align="justify" style:justify-single-word="false"/>
      <style:text-properties style:font-name="Times New Roman" officeooo:rsid="0034316f" officeooo:paragraph-rsid="00dc13d1"/>
    </style:style>
    <style:style style:name="P58" style:family="paragraph" style:parent-style-name="Standard">
      <style:paragraph-properties fo:line-height="150%" fo:text-align="justify" style:justify-single-word="false"/>
      <style:text-properties style:font-name="Times New Roman" officeooo:rsid="00303a5a" officeooo:paragraph-rsid="00303a5a"/>
    </style:style>
    <style:style style:name="P59" style:family="paragraph" style:parent-style-name="Standard">
      <style:paragraph-properties fo:line-height="150%"/>
      <style:text-properties style:font-name="Times New Roman" officeooo:rsid="001ff1aa" officeooo:paragraph-rsid="001ff1aa"/>
    </style:style>
    <style:style style:name="P60" style:family="paragraph" style:parent-style-name="Standard">
      <style:paragraph-properties fo:line-height="150%" fo:text-align="justify" style:justify-single-word="false"/>
      <style:text-properties style:font-name="Times New Roman" officeooo:rsid="001ff1aa" officeooo:paragraph-rsid="001ff1aa"/>
    </style:style>
    <style:style style:name="P61" style:family="paragraph" style:parent-style-name="Standard">
      <style:text-properties officeooo:rsid="0014bbcd" officeooo:paragraph-rsid="0014bbcd"/>
    </style:style>
    <style:style style:name="P62" style:family="paragraph" style:parent-style-name="Standard">
      <style:paragraph-properties fo:line-height="150%"/>
      <style:text-properties officeooo:rsid="001e17e7" officeooo:paragraph-rsid="001e17e7"/>
    </style:style>
    <style:style style:name="P63" style:family="paragraph" style:parent-style-name="Standard">
      <style:paragraph-properties fo:text-align="start" style:justify-single-word="false"/>
    </style:style>
    <style:style style:name="P64" style:family="paragraph" style:parent-style-name="Standard">
      <style:paragraph-properties fo:line-height="150%" fo:text-align="justify" style:justify-single-word="false"/>
      <style:text-properties officeooo:rsid="002c096d" officeooo:paragraph-rsid="002e24cc"/>
    </style:style>
    <style:style style:name="T1" style:family="text">
      <style:text-properties officeooo:rsid="002af823"/>
    </style:style>
    <style:style style:name="T2" style:family="text">
      <style:text-properties officeooo:rsid="002c096d"/>
    </style:style>
    <style:style style:name="T3" style:family="text">
      <style:text-properties officeooo:rsid="002e9733"/>
    </style:style>
    <style:style style:name="T4" style:family="text">
      <style:text-properties fo:font-weight="bold" style:font-weight-asian="bold" style:font-weight-complex="bold"/>
    </style:style>
    <style:style style:name="T5" style:family="text">
      <style:text-properties fo:font-weight="bold" officeooo:rsid="0047f964" style:font-weight-asian="bold" style:font-weight-complex="bold"/>
    </style:style>
    <style:style style:name="T6" style:family="text">
      <style:text-properties fo:font-weight="bold" officeooo:rsid="004c93dc" style:font-weight-asian="bold" style:font-weight-complex="bold"/>
    </style:style>
    <style:style style:name="T7" style:family="text">
      <style:text-properties fo:font-weight="bold" officeooo:rsid="0073303e" style:font-weight-asian="bold" style:font-weight-complex="bold"/>
    </style:style>
    <style:style style:name="T8" style:family="text">
      <style:text-properties fo:font-size="11pt" style:font-size-asian="11pt" style:font-size-complex="11pt"/>
    </style:style>
    <style:style style:name="T9" style:family="text">
      <style:text-properties fo:font-size="11pt" officeooo:rsid="00358680" style:font-size-asian="11pt" style:font-size-complex="11pt"/>
    </style:style>
    <style:style style:name="T10" style:family="text">
      <style:text-properties fo:font-size="11pt" fo:font-style="normal" officeooo:rsid="00420f14" style:font-size-asian="11pt" style:font-style-asian="normal" style:font-size-complex="11pt" style:font-style-complex="normal"/>
    </style:style>
    <style:style style:name="T11" style:family="text">
      <style:text-properties fo:font-size="11pt" fo:font-style="normal" officeooo:rsid="0043a345" style:font-size-asian="11pt" style:font-style-asian="normal" style:font-size-complex="11pt" style:font-style-complex="normal"/>
    </style:style>
    <style:style style:name="T12" style:family="text">
      <style:text-properties fo:font-size="12pt" officeooo:rsid="00358680" style:font-size-asian="10.5pt" style:font-size-complex="12pt"/>
    </style:style>
    <style:style style:name="T13" style:family="text">
      <style:text-properties fo:font-size="12pt" officeooo:rsid="0037c1bb" style:font-size-asian="10.5pt" style:font-size-complex="12pt"/>
    </style:style>
    <style:style style:name="T14" style:family="text">
      <style:text-properties fo:font-size="12pt" officeooo:rsid="0038e5de" style:font-size-asian="10.5pt" style:font-size-complex="12pt"/>
    </style:style>
    <style:style style:name="T15" style:family="text">
      <style:text-properties fo:font-size="12pt" officeooo:rsid="00395771" style:font-size-asian="10.5pt" style:font-size-complex="12pt"/>
    </style:style>
    <style:style style:name="T16" style:family="text">
      <style:text-properties fo:font-size="12pt" officeooo:rsid="003aedcc" style:font-size-asian="10.5pt" style:font-size-complex="12pt"/>
    </style:style>
    <style:style style:name="T17" style:family="text">
      <style:text-properties fo:font-size="12pt" fo:font-style="italic" officeooo:rsid="00395771" style:font-size-asian="10.5pt" style:font-style-asian="italic" style:font-size-complex="12pt" style:font-style-complex="italic"/>
    </style:style>
    <style:style style:name="T18" style:family="text">
      <style:text-properties fo:font-size="12pt" fo:font-style="normal" style:font-size-asian="10.5pt" style:font-style-asian="normal" style:font-size-complex="12pt" style:font-style-complex="normal"/>
    </style:style>
    <style:style style:name="T19" style:family="text">
      <style:text-properties fo:font-size="12pt" fo:font-style="normal" officeooo:rsid="00395771" style:font-size-asian="10.5pt" style:font-style-asian="normal" style:font-size-complex="12pt" style:font-style-complex="normal"/>
    </style:style>
    <style:style style:name="T20" style:family="text">
      <style:text-properties fo:font-size="12pt" fo:font-style="normal" officeooo:rsid="003aedcc" style:font-size-asian="10.5pt" style:font-style-asian="normal" style:font-size-complex="12pt" style:font-style-complex="normal"/>
    </style:style>
    <style:style style:name="T21" style:family="text">
      <style:text-properties fo:font-size="12pt" fo:font-style="normal" officeooo:rsid="003e3eb9" style:font-size-asian="10.5pt" style:font-style-asian="normal" style:font-size-complex="12pt" style:font-style-complex="normal"/>
    </style:style>
    <style:style style:name="T22" style:family="text">
      <style:text-properties fo:font-size="12pt" fo:font-style="normal" officeooo:rsid="0041133d" style:font-size-asian="10.5pt" style:font-style-asian="normal" style:font-size-complex="12pt" style:font-style-complex="normal"/>
    </style:style>
    <style:style style:name="T23" style:family="text">
      <style:text-properties fo:font-size="12pt" fo:font-style="normal" officeooo:rsid="00420f14" style:font-size-asian="10.5pt" style:font-style-asian="normal" style:font-size-complex="12pt" style:font-style-complex="normal"/>
    </style:style>
    <style:style style:name="T24" style:family="text">
      <style:text-properties fo:font-size="12pt" fo:font-style="normal" officeooo:rsid="0043a345" style:font-size-asian="10.5pt" style:font-style-asian="normal" style:font-size-complex="12pt" style:font-style-complex="normal"/>
    </style:style>
    <style:style style:name="T25" style:family="text">
      <style:text-properties fo:font-size="12pt" fo:font-style="normal" officeooo:rsid="00444691" style:font-size-asian="10.5pt" style:font-style-asian="normal" style:font-size-complex="12pt" style:font-style-complex="normal"/>
    </style:style>
    <style:style style:name="T26" style:family="text">
      <style:text-properties fo:font-size="12pt" fo:font-style="normal" officeooo:rsid="00488e85" style:font-size-asian="10.5pt" style:font-style-asian="normal" style:font-size-complex="12pt" style:font-style-complex="normal"/>
    </style:style>
    <style:style style:name="T27" style:family="text">
      <style:text-properties fo:font-size="12pt" fo:font-style="normal" officeooo:rsid="0049b711" style:font-size-asian="10.5pt" style:font-style-asian="normal" style:font-size-complex="12pt" style:font-style-complex="normal"/>
    </style:style>
    <style:style style:name="T28" style:family="text">
      <style:text-properties fo:font-size="12pt" fo:font-style="normal" officeooo:rsid="004a2785" style:font-size-asian="10.5pt" style:font-style-asian="normal" style:font-size-complex="12pt" style:font-style-complex="normal"/>
    </style:style>
    <style:style style:name="T29" style:family="text">
      <style:text-properties fo:font-size="12pt" fo:font-style="normal" officeooo:rsid="004aac70" style:font-size-asian="10.5pt" style:font-style-asian="normal" style:font-size-complex="12pt" style:font-style-complex="normal"/>
    </style:style>
    <style:style style:name="T30" style:family="text">
      <style:text-properties fo:font-size="12pt" fo:font-style="normal" officeooo:rsid="004cd7c6" style:font-size-asian="10.5pt" style:font-style-asian="normal" style:font-size-complex="12pt" style:font-style-complex="normal"/>
    </style:style>
    <style:style style:name="T31" style:family="text">
      <style:text-properties fo:font-size="12pt" fo:font-style="normal" officeooo:rsid="004effba" style:font-size-asian="10.5pt" style:font-style-asian="normal" style:font-size-complex="12pt" style:font-style-complex="normal"/>
    </style:style>
    <style:style style:name="T32" style:family="text">
      <style:text-properties fo:font-size="12pt" fo:font-style="normal" officeooo:rsid="004fbde5" style:font-size-asian="10.5pt" style:font-style-asian="normal" style:font-size-complex="12pt" style:font-style-complex="normal"/>
    </style:style>
    <style:style style:name="T33" style:family="text">
      <style:text-properties fo:font-size="12pt" fo:font-style="normal" officeooo:rsid="0050dde6" style:font-size-asian="10.5pt" style:font-style-asian="normal" style:font-size-complex="12pt" style:font-style-complex="normal"/>
    </style:style>
    <style:style style:name="T34" style:family="text">
      <style:text-properties fo:font-size="12pt" fo:font-style="normal" officeooo:rsid="00525b21" style:font-size-asian="10.5pt" style:font-style-asian="normal" style:font-size-complex="12pt" style:font-style-complex="normal"/>
    </style:style>
    <style:style style:name="T35" style:family="text">
      <style:text-properties fo:font-size="12pt" fo:font-style="normal" officeooo:rsid="00534872" style:font-size-asian="10.5pt" style:font-style-asian="normal" style:font-size-complex="12pt" style:font-style-complex="normal"/>
    </style:style>
    <style:style style:name="T36" style:family="text">
      <style:text-properties fo:font-size="12pt" fo:font-style="normal" officeooo:rsid="0054086e" style:font-size-asian="10.5pt" style:font-style-asian="normal" style:font-size-complex="12pt" style:font-style-complex="normal"/>
    </style:style>
    <style:style style:name="T37" style:family="text">
      <style:text-properties fo:font-size="12pt" fo:font-style="normal" officeooo:rsid="00553511" style:font-size-asian="10.5pt" style:font-style-asian="normal" style:font-size-complex="12pt" style:font-style-complex="normal"/>
    </style:style>
    <style:style style:name="T38" style:family="text">
      <style:text-properties fo:font-size="12pt" fo:font-style="normal" officeooo:rsid="00695fc9" style:font-size-asian="10.5pt" style:font-style-asian="normal" style:font-size-complex="12pt" style:font-style-complex="normal"/>
    </style:style>
    <style:style style:name="T39" style:family="text">
      <style:text-properties fo:font-size="12pt" fo:font-style="normal" officeooo:rsid="006cbfbd" style:font-size-asian="10.5pt" style:font-style-asian="normal" style:font-size-complex="12pt" style:font-style-complex="normal"/>
    </style:style>
    <style:style style:name="T40" style:family="text">
      <style:text-properties fo:font-size="12pt" fo:font-style="normal" officeooo:rsid="006d4bc4" style:font-size-asian="10.5pt" style:font-style-asian="normal" style:font-size-complex="12pt" style:font-style-complex="normal"/>
    </style:style>
    <style:style style:name="T41" style:family="text">
      <style:text-properties fo:font-size="12pt" fo:font-style="normal" officeooo:rsid="006dc452" style:font-size-asian="10.5pt" style:font-style-asian="normal" style:font-size-complex="12pt" style:font-style-complex="normal"/>
    </style:style>
    <style:style style:name="T42" style:family="text">
      <style:text-properties fo:font-size="12pt" fo:font-style="normal" officeooo:rsid="006f2572" style:font-size-asian="10.5pt" style:font-style-asian="normal" style:font-size-complex="12pt" style:font-style-complex="normal"/>
    </style:style>
    <style:style style:name="T43" style:family="text">
      <style:text-properties fo:font-size="12pt" fo:font-style="normal" officeooo:rsid="006fc336" style:font-size-asian="10.5pt" style:font-style-asian="normal" style:font-size-complex="12pt" style:font-style-complex="normal"/>
    </style:style>
    <style:style style:name="T44" style:family="text">
      <style:text-properties fo:font-size="12pt" fo:font-style="normal" officeooo:rsid="00701a70" style:font-size-asian="10.5pt" style:font-style-asian="normal" style:font-size-complex="12pt" style:font-style-complex="normal"/>
    </style:style>
    <style:style style:name="T45" style:family="text">
      <style:text-properties fo:font-size="12pt" fo:font-style="normal" officeooo:rsid="007410bf" style:font-size-asian="10.5pt" style:font-style-asian="normal" style:font-size-complex="12pt" style:font-style-complex="normal"/>
    </style:style>
    <style:style style:name="T46" style:family="text">
      <style:text-properties fo:font-size="12pt" fo:font-style="normal" officeooo:rsid="00d60756" style:font-size-asian="10.5pt" style:font-style-asian="normal" style:font-size-complex="12pt" style:font-style-complex="normal"/>
    </style:style>
    <style:style style:name="T47" style:family="text">
      <style:text-properties fo:font-size="12pt" fo:font-style="normal" officeooo:rsid="00d9b3d7" style:font-size-asian="10.5pt" style:font-style-asian="normal" style:font-size-complex="12pt" style:font-style-complex="normal"/>
    </style:style>
    <style:style style:name="T48" style:family="text">
      <style:text-properties fo:font-size="12pt" fo:font-style="normal" officeooo:rsid="00ddaf3f" style:font-size-asian="10.5pt" style:font-style-asian="normal" style:font-size-complex="12pt" style:font-style-complex="normal"/>
    </style:style>
    <style:style style:name="T49" style:family="text">
      <style:text-properties fo:font-size="12pt" fo:font-style="normal" officeooo:rsid="00de1534" style:font-size-asian="10.5pt" style:font-style-asian="normal" style:font-size-complex="12pt" style:font-style-complex="normal"/>
    </style:style>
    <style:style style:name="T50" style:family="text">
      <style:text-properties fo:font-size="12pt" fo:font-style="normal" officeooo:rsid="00deb5f7" style:font-size-asian="10.5pt" style:font-style-asian="normal" style:font-size-complex="12pt" style:font-style-complex="normal"/>
    </style:style>
    <style:style style:name="T51" style:family="text">
      <style:text-properties fo:font-size="12pt" fo:font-style="normal" officeooo:rsid="00debe0a" style:font-size-asian="10.5pt" style:font-style-asian="normal" style:font-size-complex="12pt" style:font-style-complex="normal"/>
    </style:style>
    <style:style style:name="T52" style:family="text">
      <style:text-properties fo:font-size="12pt" fo:font-style="normal" officeooo:rsid="00dfd63f" style:font-size-asian="10.5pt" style:font-style-asian="normal" style:font-size-complex="12pt" style:font-style-complex="normal"/>
    </style:style>
    <style:style style:name="T53" style:family="text">
      <style:text-properties fo:font-size="12pt" fo:font-style="normal" officeooo:rsid="00e0919d" style:font-size-asian="10.5pt" style:font-style-asian="normal" style:font-size-complex="12pt" style:font-style-complex="normal"/>
    </style:style>
    <style:style style:name="T54" style:family="text">
      <style:text-properties fo:font-size="12pt" fo:font-style="normal" officeooo:rsid="00e0b9c1" style:font-size-asian="10.5pt" style:font-style-asian="normal" style:font-size-complex="12pt" style:font-style-complex="normal"/>
    </style:style>
    <style:style style:name="T55" style:family="text">
      <style:text-properties fo:font-size="12pt" fo:font-style="normal" officeooo:rsid="00e277c4" style:font-size-asian="10.5pt" style:font-style-asian="normal" style:font-size-complex="12pt" style:font-style-complex="normal"/>
    </style:style>
    <style:style style:name="T56" style:family="text">
      <style:text-properties fo:font-size="12pt" fo:font-style="normal" officeooo:rsid="00e2db67" style:font-size-asian="10.5pt" style:font-style-asian="normal" style:font-size-complex="12pt" style:font-style-complex="normal"/>
    </style:style>
    <style:style style:name="T57" style:family="text">
      <style:text-properties fo:font-size="12pt" fo:font-style="normal" officeooo:rsid="00e40ae6" style:font-size-asian="10.5pt" style:font-style-asian="normal" style:font-size-complex="12pt" style:font-style-complex="normal"/>
    </style:style>
    <style:style style:name="T58" style:family="text">
      <style:text-properties fo:font-size="12pt" fo:font-style="normal" officeooo:rsid="00e5a107" style:font-size-asian="10.5pt" style:font-style-asian="normal" style:font-size-complex="12pt" style:font-style-complex="normal"/>
    </style:style>
    <style:style style:name="T59" style:family="text">
      <style:text-properties fo:font-size="12pt" fo:font-style="normal" officeooo:rsid="00e79897" style:font-size-asian="10.5pt" style:font-style-asian="normal" style:font-size-complex="12pt" style:font-style-complex="normal"/>
    </style:style>
    <style:style style:name="T60" style:family="text">
      <style:text-properties fo:font-size="12pt" fo:font-style="normal" officeooo:rsid="00e7a534" style:font-size-asian="10.5pt" style:font-style-asian="normal" style:font-size-complex="12pt" style:font-style-complex="normal"/>
    </style:style>
    <style:style style:name="T61" style:family="text">
      <style:text-properties officeooo:rsid="003b9644"/>
    </style:style>
    <style:style style:name="T62" style:family="text">
      <style:text-properties fo:font-weight="normal" style:font-weight-asian="normal" style:font-weight-complex="normal"/>
    </style:style>
    <style:style style:name="T63" style:family="text">
      <style:text-properties fo:font-weight="normal" officeooo:rsid="0047f964" style:font-weight-asian="normal" style:font-weight-complex="normal"/>
    </style:style>
    <style:style style:name="T64" style:family="text">
      <style:text-properties fo:font-weight="normal" officeooo:rsid="004c93dc" style:font-weight-asian="normal" style:font-weight-complex="normal"/>
    </style:style>
    <style:style style:name="T65" style:family="text">
      <style:text-properties fo:font-weight="normal" officeooo:rsid="0073303e" style:font-weight-asian="normal" style:font-weight-complex="normal"/>
    </style:style>
    <style:style style:name="T66" style:family="text">
      <style:text-properties fo:font-weight="normal" officeooo:rsid="0083a7a9" style:font-weight-asian="normal" style:font-weight-complex="normal"/>
    </style:style>
    <style:style style:name="T67" style:family="text">
      <style:text-properties fo:font-weight="normal" officeooo:rsid="00edc9fc" style:font-weight-asian="normal" style:font-weight-complex="normal"/>
    </style:style>
    <style:style style:name="T68" style:family="text">
      <style:text-properties style:font-name="Times New Roman"/>
    </style:style>
    <style:style style:name="T69" style:family="text">
      <style:text-properties officeooo:rsid="004e46d2"/>
    </style:style>
    <style:style style:name="T70" style:family="text">
      <style:text-properties officeooo:rsid="00695fc9"/>
    </style:style>
    <style:style style:name="T71" style:family="text">
      <style:text-properties fo:color="#000000" fo:font-size="12pt" fo:font-style="normal" officeooo:rsid="00695fc9" style:font-size-asian="10.5pt" style:font-style-asian="normal" style:font-size-complex="12pt" style:font-style-complex="normal"/>
    </style:style>
    <style:style style:name="T72" style:family="text">
      <style:text-properties fo:color="#000000" fo:font-size="12pt" fo:font-style="normal" officeooo:rsid="006b10ac" style:font-size-asian="10.5pt" style:font-style-asian="normal" style:font-size-complex="12pt" style:font-style-complex="normal"/>
    </style:style>
    <style:style style:name="T73" style:family="text">
      <style:text-properties fo:color="#000000" fo:font-size="12pt" fo:font-style="normal" officeooo:rsid="006cbfbd" style:font-size-asian="10.5pt" style:font-style-asian="normal" style:font-size-complex="12pt" style:font-style-complex="normal"/>
    </style:style>
    <style:style style:name="T74" style:family="text">
      <style:text-properties fo:color="#000000" fo:font-size="12pt" fo:font-style="normal" officeooo:rsid="006f2572" style:font-size-asian="10.5pt" style:font-style-asian="normal" style:font-size-complex="12pt" style:font-style-complex="normal"/>
    </style:style>
    <style:style style:name="T75" style:family="text">
      <style:text-properties fo:color="#000000" fo:font-size="12pt" fo:font-style="normal" officeooo:rsid="00701a70" style:font-size-asian="10.5pt" style:font-style-asian="normal" style:font-size-complex="12pt" style:font-style-complex="normal"/>
    </style:style>
    <style:style style:name="T76" style:family="text">
      <style:text-properties officeooo:rsid="007410bf"/>
    </style:style>
    <style:style style:name="T77" style:family="text">
      <style:text-properties officeooo:rsid="00787fdb"/>
    </style:style>
    <style:style style:name="T78" style:family="text">
      <style:text-properties fo:color="#00000a" style:font-name="LiberationSerif" fo:font-size="12pt" style:font-size-asian="12pt"/>
    </style:style>
    <style:style style:name="T79" style:family="text">
      <style:text-properties fo:color="#000081" style:font-name="LiberationSerif" fo:font-size="12pt" style:font-size-asian="12pt"/>
    </style:style>
    <style:style style:name="T80" style:family="text">
      <style:text-properties officeooo:rsid="007e3554"/>
    </style:style>
    <style:style style:name="T81" style:family="text">
      <style:text-properties officeooo:rsid="0083a7a9"/>
    </style:style>
    <style:style style:name="T82" style:family="text">
      <style:text-properties officeooo:rsid="0085ff92"/>
    </style:style>
    <style:style style:name="T83" style:family="text">
      <style:text-properties officeooo:rsid="008ce3da"/>
    </style:style>
    <style:style style:name="T84" style:family="text">
      <style:text-properties officeooo:rsid="008e1eaf"/>
    </style:style>
    <style:style style:name="T85" style:family="text">
      <style:text-properties officeooo:rsid="00943d4b"/>
    </style:style>
    <style:style style:name="T86" style:family="text">
      <style:text-properties officeooo:rsid="009c3214"/>
    </style:style>
    <style:style style:name="T87" style:family="text">
      <style:text-properties officeooo:rsid="00a11414"/>
    </style:style>
    <style:style style:name="T88" style:family="text">
      <style:text-properties officeooo:rsid="00ab58dc"/>
    </style:style>
    <style:style style:name="T89" style:family="text">
      <style:text-properties officeooo:rsid="00b18949"/>
    </style:style>
    <style:style style:name="T90" style:family="text">
      <style:text-properties officeooo:rsid="00b44b9b"/>
    </style:style>
    <style:style style:name="T91" style:family="text">
      <style:text-properties officeooo:rsid="00c0e857"/>
    </style:style>
    <style:style style:name="T92" style:family="text">
      <style:text-properties officeooo:rsid="00cb0de1"/>
    </style:style>
    <style:style style:name="T93" style:family="text">
      <style:text-properties officeooo:rsid="00d60756"/>
    </style:style>
    <style:style style:name="T94" style:family="text">
      <style:text-properties officeooo:rsid="00303a5a"/>
    </style:style>
    <style:style style:name="T95" style:family="text">
      <style:text-properties officeooo:rsid="00e8c1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62"><text:span text:style-name="T68">Quem são?</text:span></text:p>
      <text:p text:style-name="P1">Resultado de uma pesquisa sociocultural dos alunos matriculados na EJA de uma escola municipal <text:span text:style-name="T69">em Rio das Ostras.</text:span></text:p>
      <text:p text:style-name="P1"/>
      <text:p text:style-name="P59">Resumo</text:p>
      <text:p text:style-name="P59"/>
      <text:p text:style-name="P60"><text:tab/><text:span text:style-name="T95">O presente artigo visa apresentar os resultados de uma pesquisa sociocultural realizada com alunos matriculados em uma escola pública do município de Rio das Ostras na modalidade de educação de jovens e adultos. Essa pesquisa foi estimulado devido ao projeto de extensão realizado pela UFF que oferece oficinas sobre diversos assuntos aos alunos desta unidade de ensino. Para contextualizar os resultados apresentados o autor procurou demonstrar diversos aspectos de como ocorrer a reprodução ideológica no modelo educacional, os principais referenciais teóricos utilizados foram Gramsci e Bourdieu que permitiu uma articulação direta entre a teoria e <text:s/>a prática. </text:span></text:p>
      <text:p text:style-name="P2"><text:tab/></text:p>
      <text:p text:style-name="P3">Introdução </text:p>
      <text:p text:style-name="P3"/>
      <text:p text:style-name="P4"><text:tab/>No início de 2017 foi realizado uma parceria entre a Escola Municipal Arcebal Pinto Malheiros e Universidade Federal Fluminense, campus Rio das Ostras, resultando <text:span text:style-name="T70">do</text:span> projeto de Extensão denominado “Primavera da EJA”, que visa a realização de oficinas nas turmas da educação de jovens e adultos (EJA) com objetivo de compartilhar e constituir um espaço de conhecimento voltado ao ensino-aprendizagem de todos os participantes: alunos, servidores, professores <text:span text:style-name="T1">e </text:span>universitários. </text:p>
      <text:p text:style-name="P4"><text:tab/><text:span text:style-name="T1">A “Primavera da EJA” permitiu uma proposta de educação, com ações pedagógicas diferentes do modelo proposto pelo sistema educacional, sua dinâmica permitia que todos os participantes fossem aprendizes e mestres, realizando a troca e a construção de conhecimento mutuamente formando sujeitos autônomos, críticos e capazes consolidar novas práticas em seus convívios sociais.</text:span></text:p>
      <text:p text:style-name="P5"><text:tab/><text:span text:style-name="T2">Esta perspectiva de construção do conhecimento mutuo, levou a equipe organizadora do projeto de extensão a curiosidades de quem seriam aqueles alunos com uma vasta sabedoria popular, tão mestre, tão intelectuais ao ensinar do seu modo, reafirmando a perspectiva gramsciana que todos homens são intelectuais (Gramsci, 2014).</text:span></text:p>
      <text:p text:style-name="P5"><text:tab/><text:span text:style-name="T3">Reconhecer o contexto social ao qual o sujeito está inserido, reconhecendo que as dimensões <text:s/>econômicas, politicas e culturais que interagem entre si, não existindo separadamente, e que o modo </text:span><text:soft-page-break/><text:span text:style-name="T3">de pensar e agir de grupo ou povo são referentes a construção histórica, como afirma Campos (2010) baseado no pensamento de Gramsci: </text:span></text:p>
      <text:p text:style-name="P6"><text:span text:style-name="T8">“</text:span><text:span text:style-name="T9">Os modos de vida e os projetos de formação humana são construídos a partir de diversos ambientes, tais como: a família, a língua, o trabalho, a região, a classe social, a escola, o partido político, etc. São nessas esferas da vida social que se organiza e se dissemina a cultura. É nesses ambientes que se processam os diversos conflitos, as diferentes concepções de mundo. Portanto, a cultura é produto do embate e da interação das visões de mundo e das práticas sociais que perpassam esses diferentes ambientes culturais.”</text:span></text:p>
      <text:p text:style-name="P8"><text:span text:style-name="T12"><text:tab/></text:span><text:span text:style-name="T13">Conhecer a realidade social que aluno está inserido, possibilita a compreensão de suas ideias, seu modo de pensar, de agir, permitindo uma análise do funcionamento da reprodução social que permeia toda sociedade, </text:span><text:span text:style-name="T14">tanto indivíduos como instituições. </text:span><text:span text:style-name="T15">C</text:span><text:span text:style-name="T14">ompreender como </text:span><text:span text:style-name="T16">a reprodução ideológica</text:span><text:span text:style-name="T14"> </text:span><text:span text:style-name="T15">está presente em todo processo de </text:span><text:span text:style-name="T14">relação social, </text:span><text:span text:style-name="T15">reproduzindo na maior parte do tempo uma </text:span><text:span text:style-name="T16">hegemonia</text:span><text:span text:style-name="T15"> dominante, que visa a manutenção do </text:span><text:span text:style-name="T17">status quo,</text:span><text:span text:style-name="T19"> buscando o consenso da classe trabalhadora </text:span><text:span text:style-name="T20">através de suas instituições, ao qual Gramsci (2014) denomina de aparelhos privados de hegemonia e Althusser (</text:span><text:span text:style-name="T21">s/ano) </text:span><text:span text:style-name="T20">de aparelhos ideológicos do estado, segundo os dois autores a escola </text:span><text:span text:style-name="T25">e </text:span><text:span text:style-name="T41">a </text:span><text:span text:style-name="T25">família </text:span><text:span text:style-name="T33">são</text:span><text:span text:style-name="T20"> um dos principais aparelhos para reprodução da ideologia dominante e </text:span><text:span text:style-name="T38">dessa forma da </text:span><text:span text:style-name="T20"><text:s/>manutenção do modelo vigente. </text:span></text:p>
      <text:p text:style-name="P40"><text:span text:style-name="T20"><text:tab/></text:span><text:span text:style-name="T71">Esses aparelhos ideológicos </text:span><text:span text:style-name="T72">fazem parte de um conceito de </text:span><text:span text:style-name="T75">E</text:span><text:span text:style-name="T72">stado </text:span><text:span text:style-name="T75">A</text:span><text:span text:style-name="T72">mpliado que Gramsci (2014) vai dizer que é junção entre a sociedade politica e sociedade civil, um Estado com maior complexidade quando comparado com o modelo descrito por Marx em seu tempo histórico, tendo em vista que ocorrer um aumento da participação politica por parte da classe </text:span><text:span text:style-name="T73">trabalhadora</text:span><text:span text:style-name="T72">, surgem a organização da classe popular por meio dos sindicados e partidos de massas, a imprensa</text:span><text:span text:style-name="T73"> </text:span><text:span text:style-name="T72">passa a ser <text:s/></text:span><text:span text:style-name="T73">meio de informação com grande destaque, principalmente o rádio e a televisão</text:span><text:span text:style-name="T72">, e</text:span><text:span text:style-name="T73">sses </text:span><text:span text:style-name="T72">entre outros aparelhos passam a ser responsáveis pela elaboração e difusão de ideologias. </text:span></text:p>
      <text:p text:style-name="P40"><text:span text:style-name="T72"><text:tab/>Dentre esses aparelhos a escola passa a ter um grande destaque, tendo em vista que a</text:span><text:span text:style-name="T73"> </text:span><text:span text:style-name="T72">sociedade contemporânea necessita</text:span><text:span text:style-name="T74"> </text:span><text:span text:style-name="T72">capacita</text:span><text:span text:style-name="T73">r</text:span><text:span text:style-name="T72"> a classe </text:span><text:span text:style-name="T73">trabalhadora para exercer a atividade industrial, saber ler e escrever e dominar as operações básicas da matemática tornam-se fundamental a expansão industrial e com isso o acesso as unidades escolares passam a ser ampliadas a classe popular. </text:span></text:p>
      <text:p text:style-name="P39"><text:span text:style-name="T21"><text:s/><text:tab/></text:span><text:span text:style-name="T39">Mas esse modelo educacional segundo Gramsci </text:span><text:span text:style-name="T22">(Dias, 2000) </text:span><text:span text:style-name="T23"><text:s/>é </text:span><text:span text:style-name="T39">um modelo </text:span><text:span text:style-name="T23">classista, </text:span><text:span text:style-name="T39">que visa </text:span><text:span text:style-name="T44">afastar a classe popular de uma educação humanizada e completa</text:span><text:span text:style-name="T23">: </text:span></text:p>
      <text:p text:style-name="P7"><text:span text:style-name="T10">“ </text:span><text:span text:style-name="T11">A escola classista afasta os proletariados. Além desta existir a escola profissional. O Proletariado se move entre a impossibilidade, ou quase, de entrar na primeira – </text:span><text:soft-page-break/><text:span text:style-name="T11">do tipo clássico, humanista – e a obrigação, ou quase, de entrar na segunda. Um proletário, ainda que inteligente, ainda de posse de todos os elementos necessários para tonar-se um homem de cultura, é forçado a arruinar suas qualidades em atividades diversas, ou a tornar-se um refratário, um autodidata isto é, feitas as devidas exceções, um meio-homem, um homem que não pode tudo que teria podido se tivesse se completado e fortalecido na disciplina da escola” (Dias, 2000)</text:span></text:p>
      <text:p text:style-name="P9"><text:span text:style-name="T24"><text:tab/></text:span><text:span text:style-name="T29">Mendes e Seixas</text:span><text:span text:style-name="T26"> </text:span><text:span text:style-name="T27">(20</text:span><text:span text:style-name="T30">03</text:span><text:span text:style-name="T27">), citando Bourdieu fala que o modelo educacional </text:span><text:span text:style-name="T33">burguês</text:span><text:span text:style-name="T27"> valoriza o capital linguístico o que acaba gerando maior desigualdade na escolarização, tendo em vista que esse modelo de linguagem é diferente do modelo utilizado pelas classes populares</text:span><text:span text:style-name="T40"> </text:span><text:span text:style-name="T33">e muitas vezes considerado uma anti-linguagem, Bourdieu (s/ano) continua </text:span><text:span text:style-name="T34">afirmando o domínio da língua é essencial para apropriação do conteúdo, mas a forma apresentado pelo sistema educacional de linguagem na maioria das vezes por meio de manifestações erudita e abstratas o que dificulta a apreensão dos conteúdos escolares.</text:span></text:p>
      <text:p text:style-name="P10"><text:span text:style-name="T27"><text:tab/></text:span><text:span text:style-name="T28">Balizados por essas diretrizes nossa pesquisa, pautou-se em procurar compreender </text:span><text:span text:style-name="T31">o contexto social que aluno estava inserido, a influência primaria (familiar) a que produz habitus e </text:span><text:span text:style-name="T35">a influência</text:span><text:span text:style-name="T31"> segundaria (escola</text:span><text:span text:style-name="T35">r</text:span><text:span text:style-name="T31">) que codifica e formaliza essa habitus (Bourdiur; Passeron, s/ano), </text:span><text:span text:style-name="T32">compreender </text:span><text:span text:style-name="T42">a concepção </text:span><text:span text:style-name="T35">do aluno </text:span><text:span text:style-name="T42">sobre</text:span><text:span text:style-name="T35"> cultura </text:span><text:span text:style-name="T36">e quais</text:span><text:span text:style-name="T42"> são</text:span><text:span text:style-name="T40"> sua </text:span><text:span text:style-name="T36">formas de </text:span><text:span text:style-name="T37">acesso à cultura</text:span><text:span text:style-name="T35"> , </text:span><text:span text:style-name="T43">ação</text:span><text:span text:style-name="T42"> fundamental para compreensão da totalidade que </text:span><text:span text:style-name="T43">o aluno</text:span><text:span text:style-name="T42"> está inserido, avaliar a unidade escolar e todo os atores que permeiam esse processo nós permite compreender um pouco mais esse aparelho e como esse aparelho é capaz de reproduzir ideologias. </text:span><text:span text:style-name="T35"><text:s/></text:span></text:p>
      <text:p text:style-name="P14"/>
      <text:p text:style-name="P11"><text:span text:style-name="T20">M</text:span><text:span text:style-name="T18">etodologia e Método d</text:span><text:span text:style-name="T45">a</text:span><text:span text:style-name="T18"> pesquisa</text:span></text:p>
      <text:p text:style-name="P11"><text:span text:style-name="T18"><text:tab/></text:span></text:p>
      <text:p text:style-name="P15"><text:tab/><text:span text:style-name="T76">Os resultados apresentados neste artigo, são referente uma pesquisa realizada no Colégio Municipal Arcebal Pinto Malheiros, nos dias 4, 5 e 6 de julho de 2017, no turno da noite, com alunos matriculados na educação de jovens e adultos, no ciclo de ensino fundamental II. </text:span></text:p>
      <text:p text:style-name="P15"><text:span text:style-name="T76"><text:tab/>Com o objetivo de ser uma pesquisa descritiva que conforme Gil (2002) busca “estudar as características de um grupo: sua distribuição por idade, sexo, procedência, nível de escolaridade, estado de saúde e mental, etc”, para isso foi realizado um levantamento que procedeu em solicitar informações aos alunos matriculados para posteriormente realizar uma análise quantitativa, obtendo <text:s/>conclusões referente os dados coletados (GIL; 2002).</text:span></text:p>
      <text:p text:style-name="P16"><text:tab/><text:span text:style-name="T77">Esse levantamento, como ocorrer na maioria das pesquisas nesta modalidade não costumam <text:s/>investigar toda a população estudada (GIL; 2002), no caso da nossa pesquisa foram pesquisados 83 alunos de um total de 125 alunos matriculados na unidade escolar, tendo a investigação como </text:span><text:soft-page-break/><text:span text:style-name="T77">margem de erro de 6,3%</text:span><text:span text:style-name="T77"><text:note text:id="ftn0" text:note-class="footnote"><text:note-citation>1</text:note-citation><text:note-body><text:p text:style-name="P63"><text:span text:style-name="T78">Para calculo da margem de erro foi utilizado o sítio</text:span></text:p><text:p text:style-name="Standard"><text:span text:style-name="T79">http://www.opinionbox.com/calculadora-margem-de-erro/ </text:span><text:span text:style-name="T78">no dia 04/09/2017.</text:span></text:p></text:note-body></text:note></text:span><text:span text:style-name="T77">, possuindo uma margem de confiança de 90%, essa quantificação é importante conforme afirmar Gil, pois “à medida que o levantamento se valem de amostras probabilísticas, torna-se possível até mesmo conhecer a margem de erro dos resultados obtidos”. </text:span></text:p>
      <text:p text:style-name="P17"><text:span text:style-name="T77"><text:tab/>A vantagem de utilizar desta modalidade de pesquisa e que torna-se possível o “conhecimento direto da realidade: à medida que as próprias pessoas informam acerca de seus comportamentos, crenças e opiniões, a investigação torna-se mais livre de interpretações calcadas no subjetivismo dos pesquisadores” (GIL, 2002). A ferramenta utilizada para coleta dos dados foi um questionário com 68 questões que foram autopreenchidos pela população-alvo da pesquisa no ambiente escolar. </text:span></text:p>
      <text:p text:style-name="P18"><text:span text:style-name="T77"><text:tab/>Com isso foram possível coletar diversas variáveis que permitiu o reconhecimento socioculturais dos alunos matriculados naquele período, permitindo a equipe realizar ações de planejamento para continuidade do projeto de extensão de formas mais efetivas.<text:tab/></text:span></text:p>
      <text:p text:style-name="P18"/>
      <text:p text:style-name="P35"><text:span text:style-name="T81">O município</text:span> de Rio das Ostras</text:p>
      <text:p text:style-name="P36"><text:tab/><text:span text:style-name="T81">A cidade de Rio das Ostras politicamente ela é uma cidade jovem, pois sua emancipação política ocorreu em 1992 e na época a cidade contava com menos de 20 mil habitantes, mas historicamente a região sempre foi habitada, segundo o site oficial da prefeitura os primeiros registros de habitantes eram caçadores e coletores semi-nômadades a aproximadamente há 4 mil anos. </text:span></text:p>
      <text:p text:style-name="P37"><text:span text:style-name="T81"><text:tab/>No século XVIII a região era uma aldeia de índios Guarulhos ao qual tornou-se a freguesia Sacra Família de Ipuca (TCERJ; 2002), além dos guarulhos os índios tamoios e goitacases ocupavam a região, juntamente, com os padres da Companhia de Jesus. Outra característica da região é a presença comunidade negra considerando que duas cidades vizinhas possuem comunidades quilombolas</text:span><text:span text:style-name="T81"><text:note text:id="ftn1" text:note-class="footnote"><text:note-citation>2</text:note-citation><text:note-body><text:p text:style-name="P12">Informação obtida em <text:a xlink:type="simple" xlink:href="http://g1.globo.com/rj/regiao-dos-lagos/noticia/2014/11/comunidades-quilombolas-da-regiao-dos-lagos-terao-eventos-especiais.html" text:style-name="Internet_20_link" text:visited-style-name="Visited_20_Internet_20_Link">http://g1.globo.com/rj/regiao-dos-lagos/noticia/2014/11/comunidades-quilombolas-da-regiao-dos-lagos-terao-eventos-especiais.html</text:a> acessado em 04 de maio de 2018.</text:p></text:note-body></text:note></text:span><text:span text:style-name="T81"> até os dias atuais.</text:span></text:p>
      <text:p text:style-name="P37"><text:tab/><text:span text:style-name="T82">A região sempre foi uma rota de comerciantes e tropeiros em direção a Macaé e Campos, <text:s/>após os anos 50 do século XX com a construção da rodovia Amaral Peixoto e instalação da Petrobras na região norte do Estado a cidade passou por um forte processo de migração, o aumento populacional foi o mais alto do país segundo o Censo de 2010, contabilizando um amento de 190%, <text:s/>tendo atualmente uma população estimada de 141 mil habitantes, economicamente ativa, que professam da fé cristã, segundo dados do IBGE. </text:span></text:p>
      <text:p text:style-name="P38"><text:soft-page-break/><text:tab/><text:span text:style-name="T83">Esse crescimento acelerado formou um perfil populacional diversificado, culturalmente, economicamente e politicamente, e conhecer esses habitantes e suas características permiti formular ações concretas para ampliação e efetivação das politicas públicas, ao qual se incluí a educação que é objeto de nossa pesquisa.</text:span></text:p>
      <text:p text:style-name="P38"><text:tab/></text:p>
      <text:p text:style-name="P18"><text:span text:style-name="T80">Quem são os alunos </text:span></text:p>
      <text:p text:style-name="P18"/>
      <text:p text:style-name="P19"><text:span text:style-name="T80"><text:tab/>Nesse momento apresentaremos algumas características mais relevantes da população-alvo pesquisada, como idade, sexo, reconhecimento étnico-racial, sexo, orientação sexual, religião, estado civil, composição familiar, local de nascimento, escolaridade antes de retornar ao estudo na modalidade de jovens e adultos, situação trabalhista, quais são suas fontes de informações e atividades de lazer, quantidade de livros lidos, avaliação da unidade escolar, professores e a avaliação das oficinas realizadas pelo projeto.</text:span></text:p>
      <text:p text:style-name="P19"><text:tab/><text:span text:style-name="T84">Segundo nossa pesquisa, 52% dos alunos possuem até 19 anos de idade e 19% ficaram apenas de uma a dois anos sem estudar formalmente, vale observar que 39% <text:s/>não responderam essa a essa pergunta o que podemos deduzir que esse número de alunos que ficaram pouco tempo sem estudar ou nunca pararam de estudar pode ser ainda maior. Essas dados quando comparados com dos dados do TCERJ (2016) referente a distorção série-idade, ao qual em 2015 o sexto, sétimo e oitavo anos apresentaram quase 35% de distorção da idade ideal do aluno com o ano de escolaridade. </text:span></text:p>
      <text:p text:style-name="P20"><text:tab/><text:span text:style-name="T85">Esses dados demonstram uma tendência praticada pela gestão municipal de sugerir ao <text:s/>aluno que apresenta alguma distorção série-idade e já alcançou a idade de 15 anos em passar a estudar na modalidade de jovens e adultos, essa nossa observação acaba sendo referenciada quando analisamos os dados de aprovação no Ensino Fundamental de 2015, onde a aprovação do sexto, sétimo e oitavo ano na rede pública municipal ficaram entre 80 a 85%, enquanto os números apresentados pelos estabelecimentos privados foram de quase 95% para os mesmos anos de escolaridade (TCERJ; 2016). Notamos que quando analisamos os dados do TCE-RJ (2016) comparando a distorção série-idade da rede pública municipal e a rede privada, os números despencam, na rede privada a distorção série-idade do sexto, sétimo e oitavo ano oscilam entre 5 a 9%, uma diferença de mais de 25% da rede pública. </text:span></text:p>
      <text:p text:style-name="P21"><text:span text:style-name="T85"><text:tab/>Esses dados reafirmam as colocações de <text:s/>Mendes e Seixas (2003) ao declarar que “a escola vai emergir, na formulação teórica de Bourdieu, como o mecanismo central de legitimação das diferenças de classe, como uma forma reconhecida e desconhecida de reprodução da estrutura social”, formando uma dominação simbólica que perpassa pela reprodução social familiar e escolar.</text:span></text:p>
      <text:p text:style-name="P22"><text:soft-page-break/><text:span text:style-name="T85"><text:tab/>Podemos entender o motivo dessa distorção série-idade quando nos balizamos por Bourdieu e Passeron (s/ano) ao falar que as diferenças sociais presentes nas classes sociais se faz <text:s/>principalmente por uma distribuição desigual do capital linguístico, dessa forma <text:s/>a escola se esconde atrás do pretexto de igualdade nos seus processos de provas e seleções idênticos o que acaba excluindo as classes populares, levando a um alto nível de distorção e consequentemente de evasão escolar. </text:span></text:p>
      <text:p text:style-name="P22"><text:span text:style-name="T85"><text:tab/>61% dos alunos se declaram negros (da cor parda ou preta) e 5% indiginas, a questão étnica-racial torna-se de grande importância quando comparamos com outros estudos, como o do Instituto de pesquisa aplicada que publicou em 2011 “Retrato da Desigualdade de Gêneros e Raças”, neste trabalho é informado que tempo médio de estudo de uma pessoa negra em 2009 era de 6,7 anos, período esse compartível com o publico-alvo analisando em nossa pesquisa. Ressaltamos que o estudo o Ipea informa que a população branca possui em média 8,4 anos de estudo. </text:span></text:p>
      <text:p text:style-name="P22"><text:tab/><text:span text:style-name="T86">Quando analisamos as tabulações referentes ao sexo biológico 51% do público-alvo são composto por mulheres, vale observar que o estudo realizado pelo Ipea em 2009 destacou que 35,2% das famílias eram chefiadas por mulheres e que era percebido uma situação vulnerabilidade nesses domicílios “em especial, os por mulheres negras, quando comparados aos domicílios chefiados por homens” (IPEA; 2011) e 60% dos entrevistados consideram-se heterossexuais, ressaltamos que 31% não responderam essa pergunta. </text:span></text:p>
      <text:p text:style-name="P23"><text:tab/><text:span text:style-name="T87">Considerando as afirmas gramscianas sobre aparelhos privados de hegemonia e seu papel na reprodução ideológica influenciando diretamente o contexto social e cultural que a aluno está inserido, com isso identificamos que 57% dos entrevistados consideram-se cristãos, sendo que 37% declaram-se protestantes, tendo em que muitas dessas instituições possuem uma posição conservadora e como aparelho de reprodução ideológica, possam existir uma resistência por parte dos alunos a “temas tabus” como aborto, redução da idade penal, legalização das drogas, identidade de gênero … essa dedução ocorre mediante ao resultado das perguntas sobre qual seria a sua identidade de gênero e sua orientação sexual, ao qual respectivamente 17% e 31% dos entrevistados optaram por não responder. </text:span></text:p>
      <text:p text:style-name="P24"><text:tab/><text:span text:style-name="T88">Sobre a composição familiar dos entrevistados 63% informaram que residem com 2 a 4 pessoas, a maior incidência de respostas de quem seria essas pessoas foram pai e/ou mãe, companheiro(a) e filhos. Sobre o estado civil dos alunos 43% informaram ser solteiros, 42% declaram viver uma relação conjugal e 53% informaram não ter filhos,</text:span></text:p>
      <text:p text:style-name="P25"><text:span text:style-name="T88"><text:tab/>Devido ao grande aumento populacional que ocorreu em Rio das Ostras nos últimos anos, reconhecer a origem dos alunos torna-se um fato determinante de reconhecimento cultural, considerando que cada região possuí suas particularidades e costumes. Dos entrevistados 83% </text:span><text:soft-page-break/><text:span text:style-name="T88">declaram que não nasceram em Rio das Ostras e <text:s/>38% informaram que residem no município entre 5 a 15 anos, em relação ao local de nascimento 66%¨informaram que nasceram em cidades do Estado do Rio de Janeiro.</text:span></text:p>
      <text:p text:style-name="P25"><text:tab/><text:span text:style-name="T89">Bourdieu vai afirmar que o “habitus” são criados conforme o “trabalho pedagógico” realizado pela família e pela escola, na primeira as ações gerarão o habito e as características de classe e a segunda irá codificar e formalizar o habito. Quando analisamos o contexto de reprodução social referente a escolaridade na família do aluno, notamos que 46% dos entrevistados informaram que o pai possuí no máximo o ensino fundamental, deste 23% informaram que o pai possui o ensino fundamental incompleto, quando questionados sobre a escolaridade da mãe 54% informaram que ela possuí no máximo o ensino fundamental, sendo que destas 35% das genitoras possuem o ensino fundamental incompleto. A reprodução do habito continua quando analisamos os alunos vivem em situação matrimonial, dos entrevistados que informaram que possuíam um(a) companheiro(a) 58% informaram que o conjunge possui apenas o ensino fundamental a diferença nesse caso é que 16% dos companheiros(as) possuem o ensino fundamental incompleto. </text:span></text:p>
      <text:p text:style-name="P26"><text:tab/><text:span text:style-name="T90">Os alunos da EJA, encontram-se em idade economicamente ativa e apesar de o IBGE classificar o estudante como inativo economicamente esse caso não se aplica aos alunos do EJA, tendo em vista que os mesmos estudam no turno da noite para que possa exercer alguma atividade profissional, apesar disto atualmente 47% dos alunos encontram-se desempregados, 26% trabalham informalmente, quando questionados sobre a renda individual 59% não responderam qual seria sua renda, vale observar dos que responderam que possuem renda 15% até um salários-mínimos e 16 % até dois salários-mínimos. </text:span></text:p>
      <text:p text:style-name="P27"><text:span text:style-name="T90"><text:tab/>Analisando a renda dos alunos usando a calculadora virtual da revista Nexos</text:span><text:span text:style-name="T90"><text:note text:id="ftn2" text:note-class="footnote"><text:note-citation>3</text:note-citation><text:note-body><text:p text:style-name="P13">Acessado em 04/05/2018 <text:a xlink:type="simple" xlink:href="https://www.nexojornal.com.br/interativo/2016/01/11/O-seu-salário-diante-da-realidade-brasileira" text:style-name="Internet_20_link" text:visited-style-name="Visited_20_Internet_20_Link">https://www.nexojornal.com.br/interativo/2016/01/11/O-seu-sal%C3%A1rio-diante-da-realidade-brasileira</text:a> esse aplicativo utiliza de diversas variáveis sobre renda disponibilizado pelo IBGE tanto no Censo como no site da instituição para assim criar a média apresentada. <text:tab/></text:p></text:note-body></text:note></text:span><text:span text:style-name="T90">, que visa comparar os rendimentos da pessoa com dos habitantes do Estado, primeiramente o site informar que média salarial do Estado do Rio de Janeiro é R$ 1.967,00 e para quem ganha um salário-mínimo ele ganha menos do que 60% dos brasileiros, quando comparados no Estado do Rio de Janeiro esse aluno ganha 67% menos do que os habitantes do Estado, seu rendimento refere-se 2,92% do salário-base de um deputado federal, 42,9% o piso salarial de um professor do ensino fundamental e 51,4% o salário de um soldado da polícia militar em início de carreira no Estado. </text:span></text:p>
      <text:p text:style-name="P27"><text:tab/><text:span text:style-name="T91">A construção social de cada pessoa perpassa por uma complexa rede de instituições que visam disseminar ideias e ideologias, até esse momento, apresentamos dados dos entrevistados referente aos principais aparelhos de reprodução ideológica, segundo os autores citados a </text:span><text:soft-page-break/><text:span text:style-name="T91">composição familiar e sobre a escolarização, agora procuraremos entender como os entrevistados procuram adquirir informações e como utilizam do seu momento de lazer. </text:span></text:p>
      <text:p text:style-name="P28"><text:tab/><text:span text:style-name="T91">Questionamos aos alunos quais seriam suas principais fontes de informação no dia a dia e quais seriam suas atividades de lazer, essas duas perguntas permitiam ao aluno marca mais de uma opção no formulário. A maioria dos entrevistados informaram que sua principalmente fonte de informação eram a televisão seguido das redes sociais, a primeira fonte de informação do público-alvo é um veículo apenas receptivo a pessoa apenas recebe a informação e não pode interagir com ele, tornando-se suscetível ao conteúdo apresentado. Segundo a Pesquisa Nacional por Amostragem de Domicílios divulgado pelo IBGE em 2018, 97% dos domicílios no Brasil possuem algum modelo de televisor, esse número demonstra o poder de reprodução ideológica presente nos veículos televisivos. </text:span></text:p>
      <text:p text:style-name="P28"><text:span text:style-name="T91"><text:tab/>O Segundo veículo de informação mais utilizado pelos alunos são as redes sociais, diferente do televisor permitir ao usuário interagir com a informação apresentada de diversas formas, mas as redes sociais apresentam um fenômeno de divulgação de notícias distorcidas ou falsas, denominadas de “fake news”, segundo pesquisa realizada pelo Massachusetts Institute of Technology (MIT) as “fake news” espalham-se mais rápido do que as notícias verdadeiras, normalmente uma notícia verdadeira alcança em torno de 1000 pessoas, enquanto as principais notícias falsas podem atingir até 100 mil pessoas, segundo os pesquisadores a chance de uma notícia falsa ser repassada é 70% maior do que uma verdadeira.</text:span></text:p>
      <text:p text:style-name="P29"><text:span text:style-name="T91"><text:tab/>Segundo os alunos, 88% possuem acesso à internet e 64% acessam todos os dias, principalmente por aparelhos de telefonia móvel, os smartphones, logo os entrevistados estão mais suscetíveis as informações presentes nas redes sociais do que a qualquer outro veículo, considerando que o acesso à informação encontra-se de fácil acesso a todo momento do dia.</text:span></text:p>
      <text:p text:style-name="P30"><text:tab/><text:span text:style-name="T92">Referente a atividade de lazer dos alunos, as respostam que alcançaram maiores números foram todas vinculadas a algum modelo de aparelho de reprodução ideológica, no momento de lazer as principais atividades dos entrevistados são acessar a internet, assistir a televisão, escutar música e ir a igreja. <text:tab/></text:span></text:p>
      <text:p text:style-name="P31"><text:span text:style-name="T92"><text:tab/>Quando questionado sobre quantos livros foram lidos no ano 37% informaram que nenhum e 29 % informaram que leram apenas 1 a 2 livros, a falta desse capital linguístico. Em 2015 o instituto Pró-Livro realizou uma pesquisa sobre a leitura de livros que representou 93% dos brasileiros, segundo essa pesquisa a média de leitura dos brasileiros é de “4,96 livros por ano – desses, 0,94 são indicados pela escola e 2,88 lidos por vontade própria” (Estadão; 2016), 50% dos livros são terminados e a outra metade é lida parcialmente, 67% dos entrevistados informaram que nunca foram incentivados a ler, 33% informaram que sofreram influência pela leitura, desses 11% </text:span><text:soft-page-break/><text:span text:style-name="T92">foram as mães as responsáveis, seguidos pelos professores 7%. <text:s/>os principais locais que ocorre a leitura primeiro em casa (81%), sala de aula (25%) e na biblioteca (19%) e o principal motivo para não realiza a leitura são 32% alegam falta de tempo, 28% não gostam de ler e 20% informaram não saber ler. <text:s/>O brasileiro prefere em seu tempo livre assistir televisão, escutar música e usar a internet, ficando a leitura em 10º lugar. </text:span></text:p>
      <text:p text:style-name="P32"><text:span text:style-name="T92"><text:tab/>Todas as informações demonstradas até aqui, reafirmam como os aparelhos de reprodução ideológica possuem um papel fundamental na construção do ser social e dos espaços sociais, a ocupação desses espaços pelo indivíduos vai depender do capital simbólico que ele possuí que acaba composto por características econômicas, educacionais, culturais, politicas, literários … <text:s/>(Boudier e Passeron; s/ano). O volume desse capital pode ser herdado ou adquirido, mas quando tratamos do capital cultural ele pode ser herdado pela influência familiar e/ou adquirido pelo sistema escola.</text:span></text:p>
      <text:p text:style-name="P32"><text:span text:style-name="T92"><text:tab/>A influência do sistema escolar na construção dos seres sociais é de extrema importância uma estrutura funcional e uma equipe profissional capaz de realizar a transmissão do conhecimento e peça fundamental para um excelente processo de formação. <text:s/>A avaliação dos alunos em relação a estrutura escolar é positiva 77% dizem que é entre ótima e boa, 80% acreditam que ao avaliar o semestre escolar foi ótimo ou bom. </text:span></text:p>
      <text:p text:style-name="P33"><text:tab/><text:span text:style-name="T93">Todos os aparelhos de reprodução ideológica são compostos por intelectuais que serão responsáveis pela transmissão das características ideológicas presente na instituição, a escola e os professores possuem um discurso de neutralidade ideológica, por conta deste discurso tanto a instituição como seus intelectuais possuem um papel fundamental para manutenção da ordem burguesa na apreensão da classe dominante, segundo Gramsci (2014) os professores são denominados intelectuais tradicionais, não estão associados diretamente a uma ideologia podem tanto auxiliar na manutenção da ordem ou superação da ordem. Para que os professores possam cumprir esse papel de reprodução ideológica uma característica é fundamental é como eles se relacionam com alunos, em nossa pesquisa 92% avaliam os professores como bom ou ótimos.</text:span></text:p>
      <text:p text:style-name="P34"><text:span text:style-name="T93"><text:tab/>Outra característica marcante da educação burguesa é considera todos como um “indivíduo” com as mesmas apropriações culturais e econômica “apagando as diferenças classistas” (Dias, 2000) as disciplinas são ministradas balizadas em individualidade genérica e uma quantidade abstrata, por esse motivo as disciplinas mais valorizadas no sistema educacional atual possuem ao mesmo tempo um grande índice de aceita e ao mesmo tempo de rejeição, em nossa pesquisa quando perguntamos aos alunos quais disciplinas eram as favoritas e a que menos gostavam as disciplinas de português e matemática tiveram grande destaque, vale ressaltar que ao tratar de rejeição matemática alcança a marca de 31%.</text:span></text:p>
      <text:p text:style-name="P42"><text:soft-page-break/><text:span text:style-name="T46"><text:tab/>Sobre atuação do projeto de extensão a avaliação dos alunos foram positiva, </text:span><text:span text:style-name="T47">91% acreditam que o projeto deve continuar, 87% dos entrevistados avaliam as oficinas como ótimas ou boas e 70% avaliam os oficineiros como ótimos ou bons, 74% afirmaram que existe uma relação direta com as disciplinas ministradas pelos professores em sala de aula, as matérias que possuem maiores relações com as oficinas são português, história, ciências e arte.</text:span></text:p>
      <text:p text:style-name="P42"><text:span text:style-name="T46"/></text:p>
      <text:p text:style-name="P43"><text:span text:style-name="T46">C</text:span><text:span text:style-name="T18">onclusão</text:span></text:p>
      <text:p text:style-name="P43"><text:span text:style-name="T18"><text:tab/></text:span><text:span text:style-name="T48">O perfil dos alunos matriculados na educação de jovens e adultos no Colégio Arcebal Pinto Malheiro em Rio das Ostras são compostos alunos oriundos da classe popular que sofreram forte influência do seu contexto social, a reprodução social e ideológica torna-se uma marca presente nos alunos. </text:span></text:p>
      <text:p text:style-name="P43"><text:span text:style-name="T48"><text:tab/></text:span><text:span text:style-name="T49">Apesar da tentativa proposta pela classe dominante de camuflar a característica que <text:s/>o estado contemporânea é classista e que suas instituições não são neutras, ao analisar os dados presente em nossa pesquisa, torna-se nítido que a família e a escola possuem um papel fundamental para reprodução ideológica e na manutenção do modelo vigente.</text:span></text:p>
      <text:p text:style-name="P44"><text:span text:style-name="T49"><text:tab/></text:span><text:span text:style-name="T50">A grande maioria dos alunos são negros, considerando que a raça negra no Brasil durante muitos anos possuem apenas como fator de produção de capital cultural a reprodução pertinente de seu núcleo primário (a família) o acesso ao núcleo secundário (a escola) foi limitado. Após a constituição de 1988 o acesso à educações passa a ser facilitado a todos.</text:span></text:p>
      <text:p text:style-name="P45"><text:span text:style-name="T50"><text:tab/> </text:span><text:span text:style-name="T51">Mas o modelo proposto de educação, não visa formar homens completos, a educação não é humanizada e sim voltado </text:span><text:span text:style-name="T52">a uma educação profissional e ao trata-se das classes populares a necessidade de aprendizado perpassa apenas em aprender a ler e escrever e dominar as quatro operações básicas da matemática. </text:span></text:p>
      <text:p text:style-name="P45"><text:span text:style-name="T52"><text:tab/>O modelo de construção de conhecimento e pautado em tratar o aluno como recipiente </text:span><text:span text:style-name="T53">dos conteúdos</text:span><text:span text:style-name="T52"> “pré-fabricado” orientado muitas vezes por uma ideologia conservadora, reproduzindo o modelo de produção de um sistema que valoriza a individualidade e a meritocracia como fator fundamental para o crescimento social e pessoal, desconsiderando em diversos momentos tod</text:span><text:span text:style-name="T54">o</text:span><text:span text:style-name="T52"> contexto social que está inserido o aluno, negando toda sua totalidade.</text:span></text:p>
      <text:p text:style-name="P45"><text:span text:style-name="T52"><text:tab/></text:span><text:span text:style-name="T54">Apres</text:span><text:span text:style-name="T55">en</text:span><text:span text:style-name="T54">tando um modelo pedagógico que possuí um discurso de neutralidade </text:span><text:span text:style-name="T56">baseado em <text:s/>conceitos abstratos e uma linguagem erudita e um sistema de avaliação <text:s/>que visa a valorizar a quem possui um maior acesso a um capital cultural herdado ou adquirido que pode ser confirmado com os números de distorção série-idade quando comparados os da rede municipal com a rede privada, levando </text:span><text:span text:style-name="T57">ao grande número</text:span><text:span text:style-name="T56"> de jovens matriculados na modalidade de educação de jovens e adultos.</text:span></text:p>
      <text:p text:style-name="P45"><text:soft-page-break/><text:span text:style-name="T56"><text:tab/></text:span><text:span text:style-name="T57">A reprodução social presente no modelo social vigente que privilegia camadas sociais mais elevadas pode ser notado quando comparamos que os membros das famílias que os jovens estão inseridos sequem um padrão de escolaridade igual ou similar ao dos alunos matriculados.</text:span></text:p>
      <text:p text:style-name="P45"><text:span text:style-name="T57"><text:tab/>O capital econômico do aluno é outro fator que afirmar sua condição de classe popular, sua grande maioria desempregada ou atuando na informalidade, possuindo uma renda de até um salário-mínimo, renda essa menor do que 60% dos brasileiros e que incide diretamente na capacidade do aluno de se apropriar de capital cultural. </text:span></text:p>
      <text:p text:style-name="P46"><text:span text:style-name="T57"><text:tab/></text:span><text:span text:style-name="T58">Os alunos sofrem diretamente influência de outros aparelhos de reprodução ideológicas que na maioria das suas ações tendem a reproduzirem atitudes conversadoras como são as igrejas que alunos frequentam ou meios de comunicação que eles usam para ser informar como a televisão e as redes sociais. </text:span></text:p>
      <text:p text:style-name="P46"><text:span text:style-name="T58"><text:tab/></text:span><text:span text:style-name="T59">Toda essa influência levam aos alunos a lógica presente no sistema, balizada na individualidade e na concorrência, passando a acreditar que apenas o mérito</text:span><text:span text:style-name="T58"> </text:span><text:span text:style-name="T59">é o suficiente para alcançar o sucesso.</text:span></text:p>
      <text:p text:style-name="P47"><text:span text:style-name="T59"><text:tab/>Nosso projeto visa apresentar uma proposta pedagógica que valoriza a construção do conhecimento, </text:span><text:span text:style-name="T60">com ações que levam a reflexão e a um possível olhar crítico a temática proposta em cada oficina, valorizando o conhecimento popular ao mesmo tempo que propaga o conhecimento científico presente na academia.</text:span></text:p>
      <text:p text:style-name="P47"><text:span text:style-name="T60"><text:tab/>A proposta é de realizar uma educação humanizada, desenvolvendo diversas competências no aluno, considerando que educação é uma construção de todos para todos, valorizando as ações coletivas e as particularidades de cada sujeito no processo de aprendizagem. </text:span></text:p>
      <text:p text:style-name="P47"><text:span text:style-name="T60"><text:tab/>Concluímos que para alcançar esses objetivos se faz necessários conhecer e reconhecer o contexto social que aluno está inserido, como de faz e fez o processo de reprodução ideológica durante a sua vida e daí propor ações efetivas para realização de uma educação realmente emancipadora e humanizada. </text:span></text:p>
      <text:p text:style-name="P42"><text:span text:style-name="T46"/></text:p>
      <text:p text:style-name="P42"><text:span text:style-name="T94">Bibliografia</text:span></text:p>
      <text:p text:style-name="P48">ALTHUSSER, Louis. <text:span text:style-name="T4">Ideologia e aparelhos ideológicos do Estado</text:span><text:span text:style-name="T62">. s/ed. Lisboa: Editorial Presença, s/ano.</text:span></text:p>
      <text:p text:style-name="P49"><text:span text:style-name="T62">BOURDIEU, Peirre; PASSERON, Jean-Claude. </text:span><text:span text:style-name="T4">A reprodução: </text:span><text:span text:style-name="T62">Elementos para uma teoria do sistema educacional, (Tradução de C. Perdigão Gomes da Silva). </text:span><text:span text:style-name="T67">3ª </text:span><text:span text:style-name="T62">ed. Lisboa: Ed. Vega, </text:span><text:span text:style-name="T67">1992</text:span><text:span text:style-name="T62">.</text:span></text:p>
      <text:p text:style-name="P50"><text:span text:style-name="T62">CAMPOS, Névio de. </text:span><text:span text:style-name="T4">Conceito de Intelectual em Gramsc</text:span><text:span text:style-name="T62">i – Contribuição para a escrita da história intelectual da educação. Inter-Ação, Goiânia, v.35, n. 1, p.133 – 149, jan/jun. 2010. </text:span></text:p>
      <text:p text:style-name="P56"><text:soft-page-break/>DIAS, Edmundo Fernandes. <text:span text:style-name="T4">Gramsci em Turim: a concepção do conceito de hegemonia</text:span><text:span text:style-name="T62">. 1ª e.d. São Paulo: Xamã, 2000.</text:span></text:p>
      <text:p text:style-name="P57"><text:span text:style-name="T63">FERRARO, José Luís Schifino. </text:span><text:span text:style-name="T5">Althusser, educação, estado (re)produção. </text:span><text:span text:style-name="T63">Revista Contemporânea de educação, vol. 9, nº 17, jan/jun. 2014.</text:span><text:span text:style-name="T62"><text:tab/></text:span></text:p>
      <text:p text:style-name="P53"><text:span text:style-name="T62">GIL, Antonio Carlos, 1946. </text:span><text:span text:style-name="T7">Como elaborar projetos de pesquisa</text:span><text:span text:style-name="T65">. 4. ed. São Paulo: Atlas, 2002. </text:span></text:p>
      <text:p text:style-name="P58"><text:span text:style-name="T61">GRAMSCI</text:span>, Antonio, 1891-1937. <text:span text:style-name="T4">Cardenos do cárcere, volume 3</text:span>. 6º ed. Rio de Janeiro: Civilização Brasileira, 2014.</text:p>
      <text:p text:style-name="P55"><text:span text:style-name="T62">Instituto de Pesquisa Econômica Aplicada … [et al.]. </text:span><text:span text:style-name="T4">Retrato das Desigualdades <text:s/>de gênero e raça</text:span><text:span text:style-name="T62">. 4ed. Brasília: Ipea, 2011. </text:span></text:p>
      <text:p text:style-name="P52"><text:span text:style-name="T64">MENDES, José Manuel; SEIXAS, Ana Maria. </text:span><text:span text:style-name="T6">Escolas, desigualdades sociais e democracia: as classes sociais e questão educativa em Pierre Bourdieu</text:span><text:span text:style-name="T64">. Educação, Sociedade e Culturas, nº 19. 2003.</text:span><text:span text:style-name="T62"><text:tab/></text:span></text:p>
      <text:p text:style-name="P54"><text:span text:style-name="T65">T</text:span><text:span text:style-name="T62">ribunal de Contas do Estado do Rio de Janeiro - </text:span><text:span text:style-name="T66">TCERJ</text:span><text:span text:style-name="T62">. </text:span><text:span text:style-name="T4">Estudos socioeconômicos dos municípios do Estado do Rio de Janeiro – Rio das Ostras</text:span><text:span text:style-name="T62">. 2016.</text:span></text:p>
      <text:p text:style-name="P54"><text:span text:style-name="T65">T</text:span><text:span text:style-name="T62">ribunal de Contas do Estado do Rio de Janeiro - </text:span><text:span text:style-name="T66">TCERJ </text:span><text:span text:style-name="T62">. </text:span><text:span text:style-name="T4">Estudos socioeconômicos dos municípios do Estado do Rio de Janeiro – Rio das Ostras</text:span><text:span text:style-name="T62">. 20</text:span><text:span text:style-name="T66">02</text:span><text:span text:style-name="T62">.</text:span></text:p>
      <text:p text:style-name="P51">https://www1.folha.uol.com.br/poder/2018/03/fake-news-apelam-e-viralizam-mais-do-que-noticias-reais-mostra-estudo.shtml<text:tab/> </text:p>
      <text:p text:style-name="P64"><text:span text:style-name="T68">http://cultura.estadao.com.br/blogs/babel/44-da-populacao-brasileira-nao-le-e-30-nunca-comprou-um-livro-aponta-pesquisa-retratos-da-leitu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21:45:05.760000000</meta:creation-date>
    <meta:editing-duration>P2DT12H7M46S</meta:editing-duration>
    <meta:editing-cycles>120</meta:editing-cycles>
    <meta:generator>LibreOffice/6.0.3.2$Windows_X86_64 LibreOffice_project/8f48d515416608e3a835360314dac7e47fd0b821</meta:generator>
    <dc:date>2018-05-07T19:59:45.783000000</dc:date>
    <meta:document-statistic meta:table-count="0" meta:image-count="0" meta:object-count="0" meta:page-count="12" meta:paragraph-count="88" meta:word-count="4699" meta:character-count="31141" meta:non-whitespace-character-count="26388"/>
  </office:meta>
</office:document-meta>
</file>